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7:34:29.90</meta:creation-date>
    <meta:document-statistic meta:table-count="0" meta:image-count="0" meta:object-count="0" meta:page-count="1" meta:paragraph-count="0" meta:word-count="0" meta:character-count="0"/>
    <dc:date>2009-11-20T17:34:56.29</dc:date>
    <meta:editing-duration>PT00H00M26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900ea002a000700e600350049004900b000fd000a000700e200b700080008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1CoZfWI2SOm7M9HiV1GvvVQT4yQ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24001f00de0048000e00a6004c002b008e0043006f007600c1004600500044">
        <DigestMethod Algorithm="http://www.w3.org/2000/09/xmldsig#sha1"/>
        <DigestValue>PW2ngfO2WBz/FmexcHJVdH5oHmg=</DigestValue>
      </Reference>
    </SignedInfo>
    <SignatureValue>lHpyN1wZ5gb4ouiviOtrsNDxbvB9swP48jQyMbI9YsNu0uJsgVo0r1qxsvORNbz5
S0pfq77amuUglGJ3U8GctsXTEy2CtuP8HQwX1OFwJ9Gs8fkHdLMgAeBr5bCoWw2l
6r3vHCnN1myDg2d8LON/HImqm1774VJAWi0qo2BvSOc=</SignatureValue>
    <KeyInfo>
      <X509Data>
        <X509IssuerSerial>
          <X509IssuerName>CN=Sub CA 2 Root 8, OU=Development, O=OpenOffice.org, ST=Hamburg, C=DE</X509IssuerName>
          <X509SerialNumber>4098</X509SerialNumber>
        </X509IssuerSerial>
        <X509Certificate>MIIC0jCCAjugAwIBAgICEAIwDQYJKoZIhvcNAQEFBQAwaDELMAkGA1UEBhMCREUx
EDAOBgNVBAgTB0hhbWJ1cmcxFzAVBgNVBAoTDk9wZW5PZmZpY2Uub3JnMRQwEgYD
VQQLEwtEZXZlbG9wbWVudDEYMBYGA1UEAxMPU3ViIENBIDIgUm9vdCA4MB4XDTA5
MTEyMDE2MTMzMloXDTM0MTExNDE2MTMzMlowbzELMAkGA1UEBhMCREUxEDAOBgNV
BAgTB0hhbWJ1cmcxFzAVBgNVBAoTDk9wZW5PZmZpY2Uub3JnMRQwEgYDVQQLEwtE
ZXZlbG9wbWVudDEfMB0GA1UEAxMWVXNlciAxIFN1YiBDQSAyIFJvb3QgODCBnzAN
BgkqhkiG9w0BAQEFAAOBjQAwgYkCgYEA0vYlwJVLBx6gV2dSNrM+XTJ/YSXp3TGh
Z24Cn0/K/4JQZC7tTo0Jc0iR4ZDK3war9MM9i33Ra1/4+NbA9IFZfA5TMqnN5DQ8
IKkItsKzt5HS20YGCVX/+fROKig2Rg4E8Xh9o/+sCBshmfW0W/a+/RqJJkvruVj8
wl9EQqkAdv8CAwEAAaOBgzCBgDAxBggrBgEFBQcBAQQlMCMwIQYIKwYBBQUHMAGG
FWh0dHA6Ly9sb2NhbGhvc3Q6ODg4OTALBgNVHQ8EBAMCBeAwHQYDVR0OBBYEFJ2R
zX9wOwDBKv0vXWTEj+sONyUbMB8GA1UdIwQYMBaAFBuraw9Ckdwe1HqVhzAtzBFP
NbdzMA0GCSqGSIb3DQEBBQUAA4GBACxoXlsu10jKKgG0oJkOBi3oI7NmMZfNnnNh
Na+d2S985od/Kq4+sJnJIBAw46BbKItX8hI6h8F6Xsghua5JwapPHJ6org+toj6q
YZRkQfjXGY2hvsAVBCUsNSmvAB5AfOfXQYmnqy3deN3HutAbe2j6fqQPTKsCbtL/
uFsF9kcp</X509Certificate>
      </X509Data>
    </KeyInfo>
    <Object>
      <SignatureProperties>
        <SignatureProperty Id="ID_0024001f00de0048000e00a6004c002b008e0043006f007600c1004600500044" Target="#ID_009900ea002a000700e600350049004900b000fd000a000700e200b700080008">
          <dc:date xmlns:dc="http://purl.org/dc/elements/1.1/">2009-11-20T17:35:08,18</dc:date>
        </SignatureProperty>
      </SignatureProperties>
    </Object>
  </Signature>
</document-signatures>
</file>